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16943" officeooo:paragraph-rsid="00016943" style:font-size-asian="13.1000003814697pt" style:font-weight-asian="bold" style:font-size-complex="15pt" style:font-weight-complex="bold"/>
    </style:style>
    <style:style style:name="P2" style:family="paragraph" style:parent-style-name="Standard" style:list-style-name="L1" style:master-page-name="">
      <loext:graphic-properties draw:fill="none"/>
      <style:paragraph-properties fo:margin-left="1cm" fo:margin-right="0cm" fo:text-indent="-0.4cm" style:auto-text-indent="false" style:page-number="auto" fo:background-color="transparent">
        <style:tab-stops>
          <style:tab-stop style:position="-0.582cm"/>
        </style:tab-stops>
      </style:paragraph-properties>
      <style:text-properties fo:font-size="12pt" fo:font-weight="normal" officeooo:rsid="00016943" officeooo:paragraph-rsid="00016943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loext:graphic-properties draw:fill="none"/>
      <style:paragraph-properties fo:margin-left="1cm" fo:margin-right="0cm" fo:text-indent="-0.4cm" style:auto-text-indent="false" fo:background-color="transparent">
        <style:tab-stops>
          <style:tab-stop style:position="-0.582cm"/>
        </style:tab-stops>
      </style:paragraph-properties>
      <style:text-properties fo:font-size="12pt" fo:font-weight="normal" officeooo:rsid="00016943" officeooo:paragraph-rsid="00016943" style:font-size-asian="10.5pt" style:font-weight-asian="normal" style:font-size-complex="12pt" style:font-weight-complex="normal"/>
    </style:style>
    <style:style style:name="P4" style:family="paragraph" style:parent-style-name="Standard" style:list-style-name="L1" style:master-page-name="">
      <loext:graphic-properties draw:fill="none"/>
      <style:paragraph-properties fo:margin-left="2.2cm" fo:margin-right="0cm" fo:text-indent="-0.6cm" style:auto-text-indent="false" style:page-number="auto" fo:background-color="transparent">
        <style:tab-stops>
          <style:tab-stop style:position="-0.582cm"/>
        </style:tab-stops>
      </style:paragraph-properties>
      <style:text-properties fo:font-size="12pt" fo:font-weight="normal" officeooo:rsid="00016943" officeooo:paragraph-rsid="00016943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loext:graphic-properties draw:fill="none"/>
      <style:paragraph-properties fo:margin-left="2.2cm" fo:margin-right="0cm" fo:text-indent="-0.6cm" style:auto-text-indent="false" fo:background-color="transparent">
        <style:tab-stops>
          <style:tab-stop style:position="-0.582cm"/>
        </style:tab-stops>
      </style:paragraph-properties>
      <style:text-properties fo:font-size="12pt" fo:font-weight="normal" officeooo:rsid="00016943" officeooo:paragraph-rsid="00016943" style:font-size-asian="10.5pt" style:font-weight-asian="normal" style:font-size-complex="12pt" style:font-weight-complex="normal"/>
    </style:style>
    <style:style style:name="P6" style:family="paragraph" style:parent-style-name="Standard" style:list-style-name="L1" style:master-page-name="">
      <loext:graphic-properties draw:fill="none"/>
      <style:paragraph-properties fo:margin-left="1.199cm" fo:margin-right="0cm" fo:text-indent="-0.6cm" style:auto-text-indent="false" style:page-number="auto" fo:background-color="transparent">
        <style:tab-stops>
          <style:tab-stop style:position="-0.582cm"/>
        </style:tab-stops>
      </style:paragraph-properties>
      <style:text-properties fo:font-size="12pt" fo:font-weight="normal" officeooo:rsid="00016943" officeooo:paragraph-rsid="00016943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loext:graphic-properties draw:fill="none"/>
      <style:paragraph-properties fo:margin-left="1.199cm" fo:margin-right="0cm" fo:text-indent="-0.6cm" style:auto-text-indent="false" fo:background-color="transparent">
        <style:tab-stops>
          <style:tab-stop style:position="-0.582cm"/>
        </style:tab-stops>
      </style:paragraph-properties>
      <style:text-properties fo:font-size="12pt" fo:font-weight="normal" officeooo:rsid="00016943" officeooo:paragraph-rsid="00016943" style:font-size-asian="10.5pt" style:font-weight-asian="normal" style:font-size-complex="12pt" style:font-weight-complex="normal"/>
    </style:style>
    <style:style style:name="P8" style:family="paragraph" style:parent-style-name="Standard" style:list-style-name="L1" style:master-page-name="">
      <loext:graphic-properties draw:fill="none"/>
      <style:paragraph-properties fo:margin-left="2.3cm" fo:margin-right="0cm" fo:text-indent="-0.6cm" style:auto-text-indent="false" style:page-number="auto" fo:background-color="transparent">
        <style:tab-stops>
          <style:tab-stop style:position="-0.582cm"/>
        </style:tab-stops>
      </style:paragraph-properties>
      <style:text-properties fo:font-size="12pt" fo:font-weight="normal" officeooo:rsid="00016943" officeooo:paragraph-rsid="00016943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2.3cm" fo:margin-right="0cm" fo:text-indent="-0.6cm" style:auto-text-indent="false" fo:background-color="transparent">
        <style:tab-stops>
          <style:tab-stop style:position="-0.582cm"/>
        </style:tab-stops>
      </style:paragraph-properties>
      <style:text-properties fo:font-size="12pt" fo:font-weight="normal" officeooo:rsid="00016943" officeooo:paragraph-rsid="00016943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yby</text:p>
      <text:p text:style-name="P1"/>
      <text:list xml:id="list3028367709186444084" text:style-name="L1">
        <text:list-item>
          <text:p text:style-name="P2">Většinou mořští</text:p>
        </text:list-item>
        <text:list-item>
          <text:p text:style-name="P2">Nižší strunatci – (vyšší jsou s placentou → Ptáci, Plazi, Savci)</text:p>
        </text:list-item>
        <text:list-item>
          <text:p text:style-name="P3">Chrupavčitá kostra</text:p>
        </text:list-item>
        <text:list-item>
          <text:p text:style-name="P3">Šupiny mají stejnou stavbu jako zuby (Sklovina a dřeň)</text:p>
        </text:list-item>
        <text:list-item>
          <text:p text:style-name="P3">Kloaka</text:p>
        </text:list-item>
        <text:list-item>
          <text:p text:style-name="P3">Žraoci → pět párů žaberních štěrbin</text:p>
        </text:list-item>
        <text:list-item>
          <text:p text:style-name="P3">Nejsou moc inteligentní, ale mají velké motorické a čichové centrum</text:p>
          <text:list>
            <text:list-item>
              <text:p text:style-name="P4">Lorenzhiniho ampule (čichové buňky)</text:p>
            </text:list-item>
            <text:list-item>
              <text:p text:style-name="P5">Proudový orgán (postranní čára)</text:p>
            </text:list-item>
          </text:list>
        </text:list-item>
        <text:list-item>
          <text:p text:style-name="P6">Velké koncentrace dusíku (osmoticky se vyrovnávají)</text:p>
        </text:list-item>
        <text:list-item>
          <text:p text:style-name="P7">Rozmnožování (vždy přímý vývoj)</text:p>
          <text:list>
            <text:list-item>
              <text:p text:style-name="P8">Vejcorodí – plochá vejce</text:p>
            </text:list-item>
            <text:list-item>
              <text:p text:style-name="P9">Živorodí</text:p>
            </text:list-item>
            <text:list-item>
              <text:p text:style-name="P9">Terigopody – pomocné kopulační orgány → z ploutví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08:21:27.369067144</meta:creation-date>
    <dc:date>2018-09-04T19:03:27.973282388</dc:date>
    <meta:editing-duration>PT10H22M</meta:editing-duration>
    <meta:editing-cycles>1</meta:editing-cycles>
    <meta:generator>LibreOffice/5.1.6.2$Linux_x86 LibreOffice_project/10m0$Build-2</meta:generator>
    <meta:document-statistic meta:table-count="0" meta:image-count="0" meta:object-count="0" meta:page-count="1" meta:paragraph-count="15" meta:word-count="84" meta:character-count="508" meta:non-whitespace-character-count="450"/>
  </office:meta>
</office:document-meta>
</file>